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3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nstanz</text:p>
          </table:table-cell>
          <table:table-cell office:value-type="string" calcext:value-type="string" table:number-columns-spanned="2" table:number-rows-spanned="1">
            <text:p>Lokale Suche</text:p>
          </table:table-cell>
          <table:covered-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Farben</text:p>
          </table:table-cell>
          <table:table-cell office:value-type="string" calcext:value-type="string">
            <text:p>Zeit</text:p>
          </table:table-cell>
        </table:table-row>
        <table:table-row table:style-name="ro1">
          <table:table-cell office:value-type="string" calcext:value-type="string">
            <text:p>1-FullIns_5.c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-Insertions_4.c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-FullIns_5.c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-Insertions_4.c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-FullIns_4.c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JC125.5.c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JC250.5.c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JC500.1.c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sol2.i.2.c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r.c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hx.i.1.c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450_15b.c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450_25c.c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450_5d.c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es1000.c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g100_1.c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g100_25.c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g88_25.c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sol.i.3.c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ciel4.c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ciel6.c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ciel7.c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.order30.c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en12_12.c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en16_16.c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ool1_nsh.c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ool1.c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p05a.c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p06a.c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199GPIA.c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roin.i.1.col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30">00.00.0000</text:date>, <text:time style:data-style-name="N2" text:time-value="17:00:05.7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0.3$Windows_X86_64 LibreOffice_project/98c6a8a1c6c7b144ce3cc729e34964b47ce25d62</meta:generator>
    <dc:date>2019-03-30T17:13:36.521000000</dc:date>
    <dc:creator>Max Haarbach</dc:creator>
    <meta:editing-duration>PT3M14S</meta:editing-duration>
    <meta:editing-cycles>1</meta:editing-cycles>
    <meta:document-statistic meta:table-count="1" meta:cell-count="35" meta:object-count="0"/>
  </office:meta>
</office:document-meta>
</file>